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1.809cm" svg:height="1.595cm" svg:x="1.672cm" svg:y="1.087cm">
            <text:p/>
            <draw:enhanced-geometry svg:viewBox="0 0 21600 21600" draw:text-areas="0 0 21600 21600" draw:mirror-horizontal="false" draw:mirror-vertical="false" draw:type="circular-arrow" draw:modifiers="180 -90.0000000000096 7777.3584905660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" draw:text-style-name="P1" draw:layer="layout" svg:width="1.81cm" svg:height="1.596cm" draw:transform="skewX (-0.000698131700797449) rotate (-0.785398163398487) translate (2.172cm 0.913cm)">
            <text:p/>
            <draw:enhanced-geometry svg:viewBox="0 0 21600 21600" draw:text-areas="0 0 21600 21600" draw:mirror-vertical="true" draw:mirror-horizontal="true" draw:type="circular-arrow" draw:modifiers="180 -90.0000000000096 7777.3584905660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" draw:text-style-name="P1" draw:layer="layout" svg:width="1.809cm" svg:height="1.596cm" draw:transform="skewX (0.000698131700797591) rotate (0.7853981633973) translate (1.751cm 2.151cm)">
            <text:p/>
            <draw:enhanced-geometry svg:viewBox="0 0 21600 21600" draw:text-areas="0 0 21600 21600" draw:mirror-vertical="true" draw:mirror-horizontal="true" draw:type="circular-arrow" draw:modifiers="180 -90.0000000000096 7777.3584905660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2" draw:text-style-name="P2" draw:layer="layout" svg:width="2.54cm" svg:height="0.885cm" svg:x="1.693cm" svg:y="1.693cm">
            <draw:text-box>
              <text:p text:style-name="P2"><text:span text:style-name="T1">Recyc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h" style:country-asian="CN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5.08cm" fo:page-height="5.08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9-25T22:34:54</meta:creation-date>
    <dc:date>2006-09-25T22:47:24</dc:date>
    <dc:language>en-US</dc:language>
    <meta:editing-cycles>2</meta:editing-cycles>
    <meta:editing-duration>PT12M30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